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88cm" fo:min-width="2.194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81cm" svg:height="2.032cm" svg:x="2.651cm" svg:y="3.159cm">
          <text:p text:style-name="P1">rxid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3.81cm" svg:height="2.032cm" svg:x="2.651cm" svg:y="7.223cm">
          <text:p text:style-name="P1">r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3.81cm" svg:height="2.032cm" svg:x="2.651cm" svg:y="11.287cm">
          <text:p text:style-name="P1">rxtimeo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4.556cm" svg:y1="5.191cm" svg:x2="4.556cm" svg:y2="7.223cm" draw:start-shape="id1" draw:start-glue-point="8" draw:end-shape="id2" draw:end-glue-point="4" svg:d="M4556 5191v2032" svg:viewBox="0 0 1 2033">
          <text:p text:style-name="P1">Rx active</text:p>
        </draw:connector>
        <draw:connector draw:style-name="gr2" draw:text-style-name="P1" draw:layer="layout" svg:x1="4.556cm" svg:y1="9.255cm" svg:x2="4.556cm" svg:y2="11.287cm" draw:start-shape="id2" draw:start-glue-point="8" draw:end-shape="id3" draw:end-glue-point="4" svg:d="M4556 9255v2032" svg:viewBox="0 0 1 2033">
          <text:p text:style-name="P1">Rx time out</text:p>
        </draw:connector>
        <draw:connector draw:style-name="gr2" draw:text-style-name="P1" draw:layer="layout" draw:line-skew="1.784cm" svg:x1="6.461cm" svg:y1="8.239cm" svg:x2="6.461cm" svg:y2="4.175cm" draw:start-shape="id2" draw:start-glue-point="10" draw:end-shape="id1" draw:end-glue-point="10" svg:d="M6461 8239h2286v-4064h-2286" svg:viewBox="0 0 2287 4065">
          <text:p text:style-name="P1">Rx inactive</text:p>
        </draw:connector>
        <draw:connector draw:style-name="gr2" draw:text-style-name="P1" draw:layer="layout" draw:line-skew="-0.896cm" svg:x1="2.651cm" svg:y1="12.303cm" svg:x2="2.651cm" svg:y2="4.175cm" draw:start-shape="id3" draw:start-glue-point="6" draw:end-shape="id1" draw:end-glue-point="6" svg:d="M2651 12303h-1397v-8128h1397" svg:viewBox="0 0 1398 8129">
          <text:p text:style-name="P1">Rx inactive</text:p>
        </draw:connector>
        <draw:frame draw:style-name="gr3" draw:layer="layout" svg:width="5.612cm" svg:height="1.038cm" svg:x="2.27cm" svg:y="1.762cm">
          <draw:text-box>
            <text:p>RX State Machine</text:p>
          </draw:text-box>
        </draw:frame>
        <draw:custom-shape draw:style-name="gr1" draw:text-style-name="P1" xml:id="id4" draw:id="id4" draw:layer="layout" svg:width="3.81cm" svg:height="2.032cm" svg:x="8.366cm" svg:y="11.541cm">
          <text:p text:style-name="P1">rptid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3.81cm" svg:height="2.032cm" svg:x="8.385cm" svg:y="15.499cm">
          <text:p text:style-name="P1">repe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3.81cm" svg:height="2.032cm" svg:x="8.366cm" svg:y="19.034cm">
          <text:p text:style-name="P1">tai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3.81cm" svg:height="2.032cm" svg:x="15.478cm" svg:y="15.478cm">
          <text:p text:style-name="P1">beac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0.271cm" svg:y1="13.573cm" svg:x2="10.29cm" svg:y2="15.499cm" draw:start-shape="id4" draw:start-glue-point="8" draw:end-shape="id5" draw:end-glue-point="4" svg:d="M10271 13573v964h19v962" svg:viewBox="0 0 20 1927">
          <text:p/>
        </draw:connector>
        <draw:connector draw:style-name="gr4" draw:text-style-name="P1" draw:layer="layout" svg:x1="10.29cm" svg:y1="17.531cm" svg:x2="10.271cm" svg:y2="19.034cm" draw:start-shape="id5" draw:start-glue-point="8" draw:end-shape="id6" draw:end-glue-point="4" svg:d="M10290 17531v752h-19v751" svg:viewBox="0 0 20 1504">
          <text:p/>
        </draw:connector>
        <draw:connector draw:style-name="gr4" draw:text-style-name="P1" draw:layer="layout" draw:line-skew="-0.769cm" svg:x1="8.366cm" svg:y1="20.05cm" svg:x2="8.366cm" svg:y2="12.557cm" draw:start-shape="id6" draw:start-glue-point="6" draw:end-shape="id4" draw:end-glue-point="6" svg:d="M8366 20050h-1270v-7493h1270" svg:viewBox="0 0 1271 7494">
          <text:p/>
        </draw:connector>
        <draw:connector draw:style-name="gr4" draw:text-style-name="P1" draw:layer="layout" svg:x1="12.195cm" svg:y1="16.515cm" svg:x2="15.478cm" svg:y2="16.494cm" draw:start-shape="id5" draw:start-glue-point="10" draw:end-shape="id7" draw:end-glue-point="6" svg:d="M12195 16515h1642v-21h1641" svg:viewBox="0 0 3284 22">
          <text:p/>
        </draw:connector>
        <draw:connector draw:style-name="gr4" draw:text-style-name="P1" draw:layer="layout" svg:x1="17.383cm" svg:y1="15.478cm" svg:x2="12.176cm" svg:y2="12.557cm" draw:start-shape="id7" draw:start-glue-point="4" draw:end-shape="id4" draw:end-glue-point="10" svg:d="M17383 15478v-2921h-5207" svg:viewBox="0 0 5208 2922">
          <text:p/>
        </draw:connector>
        <draw:connector draw:style-name="gr4" draw:text-style-name="P1" draw:layer="layout" draw:line-skew="0.62cm 12.312cm" svg:x1="11.637cm" svg:y1="17.234cm" svg:x2="11.618cm" svg:y2="11.838cm" draw:start-shape="id5" draw:start-glue-point="9" draw:end-shape="id4" draw:end-glue-point="11" svg:d="M11637 17234v1419h8540v-7613h-8559v798" svg:viewBox="0 0 8560 761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7T20:12:54.488019722</meta:creation-date>
    <dc:date>2017-04-17T20:32:13.263470323</dc:date>
    <meta:editing-duration>PT3M27S</meta:editing-duration>
    <meta:editing-cycles>1</meta:editing-cycles>
    <meta:document-statistic meta:object-count="18"/>
    <meta:generator>LibreOffice/4.3.3.2$Linux_ARM_EABI LibreOffice_project/430m0$Build-2</meta:generator>
  </office:meta>
</office:document-meta>
</file>